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fo:color="#7f007f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fo:color="#2a00ff" fo:font-style="italic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fo:color="#7f007f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fo:color="#2a00ff" fo:font-style="italic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fo:color="#7f007f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2a00ff" fo:font-style="italic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2a00ff" fo:font-style="italic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2a00ff" fo:font-style="italic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11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1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2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25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29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3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38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3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43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4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4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6" style:family="text">
      <style:text-properties fo:font-size="10.00pt" fo:font-weight="normal" fo:font-family="'Courier New'" style:font-family-asian="'Courier New'" style:font-family-complex="'Courier New'" fo:background-color="transparent" fo:color="#3f5fbf"/>
    </style:style>
    <style:style style:name="T157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5fbf"/>
    </style:style>
    <style:style style:name="T158" style:family="text">
      <style:text-properties fo:font-size="10.00pt" fo:font-weight="normal" fo:font-family="'Courier New'" style:font-family-asian="'Courier New'" style:font-family-complex="'Courier New'" fo:background-color="transparent" fo:color="#3f5fbf"/>
    </style:style>
    <style:style style:name="T1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6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6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6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70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7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75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7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79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8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84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88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9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1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fo:color="#3f5fbf"/>
    </style:style>
    <style:style style:name="T19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5fbf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fo:color="#3f5fbf"/>
    </style:style>
    <style:style style:name="T1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00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09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1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18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19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23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31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5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37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fo:color="#3f7f7f"/>
    </style:style>
    <style:style style:name="T243" style:family="text">
      <style:text-properties fo:font-size="10.00pt" fo:font-weight="normal" fo:font-family="'Courier New'" style:font-family-asian="'Courier New'" style:font-family-complex="'Courier New'" fo:background-color="transparent" fo:color="#008080"/>
    </style:style>
    <style:style style:name="T2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00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00.00%" fo:text-align="left" fo:margin-bottom="10.00pt"/>
    </style:style>
    <style:style style:name="P3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&gt; OS </text:span></text:p>
      <text:p text:style-name="P1"><text:span text:style-name="T1"/></text:p>
      <text:p text:style-name="P1"><text:span text:style-name="T1"># A shell script to find the factorial of a number</text:span></text:p>
      <text:p text:style-name="P1"><text:span text:style-name="T1"/></text:p>
      <text:p text:style-name="P1"><text:span text:style-name="T1">echo "Enter a number"</text:span></text:p>
      <text:p text:style-name="P1"><text:span text:style-name="T1">read num</text:span></text:p>
      <text:p text:style-name="P1"><text:span text:style-name="T1">fact=1</text:span></text:p>
      <text:p text:style-name="P1"><text:span text:style-name="T1">while [ $num -gt 1 ]</text:span></text:p>
      <text:p text:style-name="P1"><text:span text:style-name="T1">do</text:span></text:p>
      <text:p text:style-name="P1"><text:span text:style-name="T1"><text:s text:c="2"/>fact=$((fact * num))</text:span></text:p>
      <text:p text:style-name="P1"><text:span text:style-name="T1"><text:s text:c="2"/>num=$((num - 1))</text:span></text:p>
      <text:p text:style-name="P1"><text:span text:style-name="T1">done</text:span></text:p>
      <text:p text:style-name="P1"><text:span text:style-name="T1">echo "Factorial of $num is $fact"</text:span></text:p>
      <text:p text:style-name="P1"><text:span text:style-name="T1">output : </text:span></text:p>
      <text:p text:style-name="P1"><text:span text:style-name="T1"/></text:p>
      <text:p text:style-name="P2"><draw:frame text:anchor-type="as-char" svg:width="125.31mm" svg:height="31.96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&gt; SDM : </text:span></text:p>
      <text:p text:style-name="P3"><text:span text:style-name="T1"/></text:p>
      <text:p text:style-name="P3"><text:span text:style-name="T1"/></text:p>
      <text:p text:style-name="P3"><text:span text:style-name="T1">git config --global user.name "Shubham Pokale"</text:span></text:p>
      <text:p text:style-name="P3"><text:span text:style-name="T1">git config --global user.email "shubham.pokale2001@gmail.com</text:span></text:p>
      <text:p text:style-name="P3"><text:span text:style-name="T1"/></text:p>
      <text:p text:style-name="P3"><text:span text:style-name="T1">git init </text:span></text:p>
      <text:p text:style-name="P3"><text:span text:style-name="T1"/></text:p>
      <text:p text:style-name="P4"><draw:frame text:anchor-type="as-char" svg:width="152.40mm" svg:height="41.49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>git add . </text:span></text:p>
      <text:p text:style-name="P6"><draw:frame text:anchor-type="as-char" svg:width="152.40mm" svg:height="9.10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>git status </text:span></text:p>
      <text:p text:style-name="P8"><draw:frame text:anchor-type="as-char" svg:width="152.40mm" svg:height="41.49mm" style:rel-width="scale" style:rel-height="scale"><draw:object-ole xlink:href="OleObj4"/><draw:image xlink:href="ObjectReplacements/OleObj4"/></draw:frame><text:span text:style-name="T1"/></text:p>
      <text:p text:style-name="P9"><text:span text:style-name="T1"/></text:p>
      <text:p text:style-name="P9"><text:span text:style-name="T1">git commit -m "Commiting to the local repo"</text:span></text:p>
      <text:p text:style-name="P10"><draw:frame text:anchor-type="as-char" svg:width="152.40mm" svg:height="41.49mm" style:rel-width="scale" style:rel-height="scale"><draw:object-ole xlink:href="OleObj5"/><draw:image xlink:href="ObjectReplacements/OleObj5"/></draw:frame><text:span text:style-name="T1"/></text:p>
      <text:p text:style-name="P11"><text:span text:style-name="T1"/></text:p>
      <text:p text:style-name="P11"><text:span text:style-name="T1">git remote add origin "</text:span><text:a xlink:href="https://github.com/ShubhamPokale/WPT.git"><text:span text:style-name="T2">https://github.com/ShubhamPokale/WPT.git</text:span></text:a><text:span text:style-name="T3">" </text:span></text:p>
      <text:p text:style-name="P11"><text:span text:style-name="T3"/></text:p>
      <text:p text:style-name="P11"><text:span text:style-name="T3">git branch -M main </text:span></text:p>
      <text:p text:style-name="P11"><text:span text:style-name="T3">git push -f -u origin main</text:span></text:p>
      <text:p text:style-name="P12"><draw:frame text:anchor-type="as-char" svg:width="152.40mm" svg:height="56.09mm" style:rel-width="scale" style:rel-height="scale"><draw:object-ole xlink:href="OleObj6"/><draw:image xlink:href="ObjectReplacements/OleObj6"/></draw:frame><text:span text:style-name="T3"/></text:p>
      <text:p text:style-name="P12"><text:span text:style-name="T3"/></text:p>
      <text:p text:style-name="P13"><text:span text:style-name="T3">git pull origin main </text:span></text:p>
      <text:p text:style-name="P13"><text:span text:style-name="T3"/></text:p>
      <text:p text:style-name="P14"><draw:frame text:anchor-type="as-char" svg:width="152.40mm" svg:height="56.09mm" style:rel-width="scale" style:rel-height="scale"><draw:object-ole xlink:href="OleObj7"/><draw:image xlink:href="ObjectReplacements/OleObj7"/></draw:frame><text:span text:style-name="T3"/></text:p>
      <text:p text:style-name="P15"><text:span text:style-name="T3">git branch slave </text:span></text:p>
      <text:p text:style-name="P16"><draw:frame text:anchor-type="as-char" svg:width="152.40mm" svg:height="21.38mm" style:rel-width="scale" style:rel-height="scale"><draw:object-ole xlink:href="OleObj8"/><draw:image xlink:href="ObjectReplacements/OleObj8"/></draw:frame><text:span text:style-name="T3"/></text:p>
      <text:p text:style-name="P17"><text:span text:style-name="T3">git checkout slave </text:span></text:p>
      <text:p text:style-name="P17"><text:span text:style-name="T3">git branch</text:span></text:p>
      <text:p text:style-name="P18"><draw:frame text:anchor-type="as-char" svg:width="152.40mm" svg:height="33.87mm" style:rel-width="scale" style:rel-height="scale"><draw:object-ole xlink:href="OleObj9"/><draw:image xlink:href="ObjectReplacements/OleObj9"/></draw:frame><text:span text:style-name="T3"/></text:p>
      <text:p text:style-name="P19"><text:span text:style-name="T3"/></text:p>
      <text:p text:style-name="P20"><draw:frame text:anchor-type="as-char" svg:width="152.40mm" svg:height="37.25mm" style:rel-width="scale" style:rel-height="scale"><draw:object-ole xlink:href="OleObj10"/><draw:image xlink:href="ObjectReplacements/OleObj10"/></draw:frame><text:span text:style-name="T3"/></text:p>
      <text:p text:style-name="P21"><text:span text:style-name="T3"/></text:p>
      <text:p text:style-name="P21"><text:span text:style-name="T3">git commit -m "Commiting the Beta Program"</text:span></text:p>
      <text:p text:style-name="P21"><text:span text:style-name="T3">git push -f -u origin slave</text:span></text:p>
      <text:p text:style-name="P22"><draw:frame text:anchor-type="as-char" svg:width="152.40mm" svg:height="103.29mm" style:rel-width="scale" style:rel-height="scale"><draw:object-ole xlink:href="OleObj11"/><draw:image xlink:href="ObjectReplacements/OleObj11"/></draw:frame><text:span text:style-name="T3"/></text:p>
      <text:p text:style-name="P23"><text:span text:style-name="T3"/></text:p>
      <text:p text:style-name="P23"><text:span text:style-name="T3">Compare and pull </text:span></text:p>
      <text:p text:style-name="P24"><draw:frame text:anchor-type="as-char" svg:width="152.40mm" svg:height="101.60mm" style:rel-width="scale" style:rel-height="scale"><draw:object-ole xlink:href="OleObj12"/><draw:image xlink:href="ObjectReplacements/OleObj12"/></draw:frame><text:span text:style-name="T3"/></text:p>
      <text:p text:style-name="P25"><text:span text:style-name="T3">merging into the main branch</text:span></text:p>
      <text:p text:style-name="P26"><draw:frame text:anchor-type="as-char" svg:width="152.40mm" svg:height="87.63mm" style:rel-width="scale" style:rel-height="scale"><draw:object-ole xlink:href="OleObj13"/><draw:image xlink:href="ObjectReplacements/OleObj13"/></draw:frame><text:span text:style-name="T3"/></text:p>
      <text:p text:style-name="P27"><text:span text:style-name="T3"/></text:p>
      <text:p text:style-name="P27"><text:span text:style-name="T3">&gt; Automation using Selenium Web Driver </text:span></text:p>
      <text:p text:style-name="P27"><text:span text:style-name="T3"><text:s/>&lt;/&gt; test.java</text:span></text:p>
      <text:p text:style-name="P27"><text:span text:style-name="T3">//import the required modules</text:span></text:p>
      <text:p text:style-name="P27"><text:span text:style-name="T3">import org.openqa.selenium.By;</text:span></text:p>
      <text:p text:style-name="P27"><text:span text:style-name="T3">import org.openqa.selenium.WebDriver;</text:span></text:p>
      <text:p text:style-name="P27"><text:span text:style-name="T3">import org.openqa.selenium.WebElement;</text:span></text:p>
      <text:p text:style-name="P27"><text:span text:style-name="T3">import org.openqa.selenium.chrome.ChromeDriver;</text:span></text:p>
      <text:p text:style-name="P27"><text:span text:style-name="T3">import org.openqa.selenium.support.ui.Select;</text:span></text:p>
      <text:p text:style-name="P27"><text:span text:style-name="T3"/></text:p>
      <text:p text:style-name="P27"><text:span text:style-name="T3">//set up the web driver</text:span></text:p>
      <text:p text:style-name="P27"><text:span text:style-name="T3">System.setProperty("webdriver.chrome.driver", "C:\\chromedriver.exe");</text:span></text:p>
      <text:p text:style-name="P27"><text:span text:style-name="T3">WebDriver driver = new ChromeDriver();</text:span></text:p>
      <text:p text:style-name="P27"><text:span text:style-name="T3"/></text:p>
      <text:p text:style-name="P27"><text:span text:style-name="T3">//launch the Gmail sign up page</text:span></text:p>
      <text:p text:style-name="P27"><text:span text:style-name="T3">driver.get("https://accounts.google.com/signup");</text:span></text:p>
      <text:p text:style-name="P27"><text:span text:style-name="T3"/></text:p>
      <text:p text:style-name="P27"><text:span text:style-name="T3">//maximize the window</text:span></text:p>
      <text:p text:style-name="P27"><text:span text:style-name="T3">driver.manage().window().maximize();</text:span></text:p>
      <text:p text:style-name="P27"><text:span text:style-name="T3"/></text:p>
      <text:p text:style-name="P27"><text:span text:style-name="T3">//locate the elements for the first name, last name, username, password, and confirm password fields and send the desired values to them</text:span></text:p>
      <text:p text:style-name="P27"><text:span text:style-name="T3">WebElement firstName = driver.findElement(By.id("fName"));</text:span></text:p>
      <text:p text:style-name="P27"><text:span text:style-name="T3">firstName.sendKeys("Shubham");</text:span></text:p>
      <text:p text:style-name="P27"><text:span text:style-name="T3"/></text:p>
      <text:p text:style-name="P27"><text:span text:style-name="T3">WebElement lastName = driver.findElement(By.id("lName"));</text:span></text:p>
      <text:p text:style-name="P27"><text:span text:style-name="T3">lastName.sendKeys("Pokale");</text:span></text:p>
      <text:p text:style-name="P27"><text:span text:style-name="T3">WebElement nextButton1 = driver.findElement(By.xpath("//span[text()='Next']"));</text:span></text:p>
      <text:p text:style-name="P27"><text:span text:style-name="T3">nextButton1.click();</text:span></text:p>
      <text:p text:style-name="P27"><text:span text:style-name="T3"/></text:p>
      <text:p text:style-name="P27"><text:span text:style-name="T3">WebElement day = driver.findElement(By.id("day"));</text:span></text:p>
      <text:p text:style-name="P27"><text:span text:style-name="T3">day.sendKeys("01");</text:span></text:p>
      <text:p text:style-name="P27"><text:span text:style-name="T3"/></text:p>
      <text:p text:style-name="P27"><text:span text:style-name="T3">WebElement year = driver.findElement(By.id("year"));</text:span></text:p>
      <text:p text:style-name="P27"><text:span text:style-name="T3">year.sendKeys("2000");</text:span></text:p>
      <text:p text:style-name="P27"><text:span text:style-name="T3"/></text:p>
      <text:p text:style-name="P27"><text:span text:style-name="T3">WebElement gender = driver.findElement(By.id("gender"));</text:span></text:p>
      <text:p text:style-name="P27"><text:span text:style-name="T3">Select genderSelect = new Select(gender);</text:span></text:p>
      <text:p text:style-name="P27"><text:span text:style-name="T3">genderSelect.selectByVisibleText("Male");</text:span></text:p>
      <text:p text:style-name="P27"><text:span text:style-name="T3"/></text:p>
      <text:p text:style-name="P27"><text:span text:style-name="T3">WebElement nextButton2 = driver.findElement(By.xpath("//span[text()='Next']"));</text:span></text:p>
      <text:p text:style-name="P27"><text:span text:style-name="T3">nextButton2.click();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>WebElement username = driver.findElement(By.id("uname"));</text:span></text:p>
      <text:p text:style-name="P27"><text:span text:style-name="T3">username.sendKeys("sp10332");</text:span></text:p>
      <text:p text:style-name="P27"><text:span text:style-name="T3"/></text:p>
      <text:p text:style-name="P27"><text:span text:style-name="T3">WebElement nextButton2 = driver.findElement(By.xpath("//span[text()='Next']"));</text:span></text:p>
      <text:p text:style-name="P27"><text:span text:style-name="T3">nextButton2.click();</text:span></text:p>
      <text:p text:style-name="P27"><text:span text:style-name="T3"/></text:p>
      <text:p text:style-name="P27"><text:span text:style-name="T3"/></text:p>
      <text:p text:style-name="P27"><text:span text:style-name="T3">WebElement password = driver.findElement(By.name("Passwd"));</text:span></text:p>
      <text:p text:style-name="P27"><text:span text:style-name="T3">password.sendKeys("qwerty1234");</text:span></text:p>
      <text:p text:style-name="P27"><text:span text:style-name="T3"/></text:p>
      <text:p text:style-name="P27"><text:span text:style-name="T3">WebElement confirmPassword = driver.findElement(By.name("ConfirmPasswd"));</text:span></text:p>
      <text:p text:style-name="P27"><text:span text:style-name="T3">confirmPassword.sendKeys("qwerty1234");</text:span></text:p>
      <text:p text:style-name="P27"><text:span text:style-name="T3"/></text:p>
      <text:p text:style-name="P27"><text:span text:style-name="T3">//locate the next button and click on it</text:span></text:p>
      <text:p text:style-name="P27"><text:span text:style-name="T3">WebElement nextButton = driver.findElement(By.xpath("//span[text()='Next']"));</text:span></text:p>
      <text:p text:style-name="P27"><text:span text:style-name="T3">nextButton.click();</text:span></text:p>
      <text:p text:style-name="P27"><text:span text:style-name="T3"/></text:p>
      <text:p text:style-name="P27"><text:span text:style-name="T3">//locate the elements for the phone number, verification code, and verify button and send the desired values to them</text:span></text:p>
      <text:p text:style-name="P27"><text:span text:style-name="T3">WebElement phoneNumber = driver.findElement(By.id("phoneNumberId"));</text:span></text:p>
      <text:p text:style-name="P27"><text:span text:style-name="T3">phoneNumber.sendKeys("9373776317");</text:span></text:p>
      <text:p text:style-name="P27"><text:span text:style-name="T3"/></text:p>
      <text:p text:style-name="P27"><text:span text:style-name="T3">WebElement verifyButton = driver.findElement(By.xpath("//span[text()='Verify']"));</text:span></text:p>
      <text:p text:style-name="P27"><text:span text:style-name="T3">verifyButton.click();</text:span></text:p>
      <text:p text:style-name="P27"><text:span text:style-name="T3"/></text:p>
      <text:p text:style-name="P27"><text:span text:style-name="T3"/></text:p>
      <text:p text:style-name="P27"><text:span text:style-name="T3">&lt;/&gt;pom.xml</text:span></text:p>
      <text:p text:style-name="P27"><text:span text:style-name="T3"/></text:p>
      <text:p text:style-name="P27"><text:span text:style-name="T3"/></text:p>
      <text:p text:style-name="P27"><text:span text:style-name="T4">&lt;</text:span><text:span text:style-name="T5">project</text:span><text:span text:style-name="T6"><text:s/></text:span><text:span text:style-name="T7">xmlns</text:span><text:span text:style-name="T8">=</text:span><text:span text:style-name="T9">"http://maven.apache.org/POM/4.0.0"</text:span><text:span text:style-name="T10"><text:s/></text:span><text:span text:style-name="T11">xmlns:xsi</text:span><text:span text:style-name="T12">=</text:span><text:span text:style-name="T13">"http://www.w3.org/2001/XMLSchema-instance"</text:span><text:span text:style-name="T14"/></text:p>
      <text:p text:style-name="P27"><text:span text:style-name="T14"><text:s text:c="2"/></text:span><text:span text:style-name="T15">xsi:schemaLocation</text:span><text:span text:style-name="T16">=</text:span><text:span text:style-name="T17">"http://maven.apache.org/POM/4.0.0<text:s/></text:span><text:a xlink:href="http://maven.apache.org/xsd/maven-4.0.0.xsd"><text:span text:style-name="T18">http://maven.apache.org/xsd/maven-4.0.0.xsd</text:span></text:a><text:span text:style-name="T19">"</text:span><text:span text:style-name="T20">&gt;</text:span><text:span text:style-name="T21"/></text:p>
      <text:p text:style-name="P27"><text:span text:style-name="T22"><text:s text:c="2"/></text:span><text:span text:style-name="T23">&lt;</text:span><text:span text:style-name="T24">modelVersion</text:span><text:span text:style-name="T25">&gt;</text:span><text:span text:style-name="T26">4.0.0</text:span><text:span text:style-name="T27">&lt;/</text:span><text:span text:style-name="T28">modelVersion</text:span><text:span text:style-name="T29">&gt;</text:span><text:span text:style-name="T30"/></text:p>
      <text:p text:style-name="P27"><text:span text:style-name="T30"/></text:p>
      <text:p text:style-name="P27"><text:span text:style-name="T31"><text:s text:c="2"/></text:span><text:span text:style-name="T32">&lt;</text:span><text:span text:style-name="T33">groupId</text:span><text:span text:style-name="T34">&gt;</text:span><text:span text:style-name="T35">com.app</text:span><text:span text:style-name="T36">&lt;/</text:span><text:span text:style-name="T37">groupId</text:span><text:span text:style-name="T38">&gt;</text:span><text:span text:style-name="T39"/></text:p>
      <text:p text:style-name="P27"><text:span text:style-name="T40"><text:s text:c="2"/></text:span><text:span text:style-name="T41">&lt;</text:span><text:span text:style-name="T42">artifactId</text:span><text:span text:style-name="T43">&gt;</text:span><text:span text:style-name="T44">Shubham</text:span><text:span text:style-name="T45">&lt;/</text:span><text:span text:style-name="T46">artifactId</text:span><text:span text:style-name="T47">&gt;</text:span><text:span text:style-name="T48"/></text:p>
      <text:p text:style-name="P27"><text:span text:style-name="T49"><text:s text:c="2"/></text:span><text:span text:style-name="T50">&lt;</text:span><text:span text:style-name="T51">version</text:span><text:span text:style-name="T52">&gt;</text:span><text:span text:style-name="T53">0.0.1-SNAPSHOT</text:span><text:span text:style-name="T54">&lt;/</text:span><text:span text:style-name="T55">version</text:span><text:span text:style-name="T56">&gt;</text:span><text:span text:style-name="T57"/></text:p>
      <text:p text:style-name="P27"><text:span text:style-name="T58"><text:s text:c="2"/></text:span><text:span text:style-name="T59">&lt;</text:span><text:span text:style-name="T60">packaging</text:span><text:span text:style-name="T61">&gt;</text:span><text:span text:style-name="T62">jar</text:span><text:span text:style-name="T63">&lt;/</text:span><text:span text:style-name="T64">packaging</text:span><text:span text:style-name="T65">&gt;</text:span><text:span text:style-name="T66"/></text:p>
      <text:p text:style-name="P27"><text:span text:style-name="T66"/></text:p>
      <text:p text:style-name="P27"><text:span text:style-name="T67"><text:s text:c="2"/></text:span><text:span text:style-name="T68">&lt;</text:span><text:span text:style-name="T69">name</text:span><text:span text:style-name="T70">&gt;</text:span><text:span text:style-name="T71">Virat</text:span><text:span text:style-name="T72">&lt;/</text:span><text:span text:style-name="T73">name</text:span><text:span text:style-name="T74">&gt;</text:span><text:span text:style-name="T75"/></text:p>
      <text:p text:style-name="P27"><text:span text:style-name="T76"><text:s text:c="2"/></text:span><text:span text:style-name="T77">&lt;</text:span><text:span text:style-name="T78">url</text:span><text:span text:style-name="T79">&gt;</text:span><text:span text:style-name="T80">http://maven.apache.org</text:span><text:span text:style-name="T81">&lt;/</text:span><text:span text:style-name="T82">url</text:span><text:span text:style-name="T83">&gt;</text:span><text:span text:style-name="T84"/></text:p>
      <text:p text:style-name="P27"><text:span text:style-name="T84"/></text:p>
      <text:p text:style-name="P27"><text:span text:style-name="T85"><text:s text:c="2"/></text:span><text:span text:style-name="T86">&lt;</text:span><text:span text:style-name="T87">properties</text:span><text:span text:style-name="T88">&gt;</text:span><text:span text:style-name="T89"/></text:p>
      <text:p text:style-name="P27"><text:span text:style-name="T90"><text:s text:c="4"/></text:span><text:span text:style-name="T91">&lt;</text:span><text:span text:style-name="T92">project.build.sourceEncoding</text:span><text:span text:style-name="T93">&gt;</text:span><text:span text:style-name="T94">UTF-8</text:span><text:span text:style-name="T95">&lt;/</text:span><text:span text:style-name="T96">project.build.sourceEncoding</text:span><text:span text:style-name="T97">&gt;</text:span><text:span text:style-name="T98"/></text:p>
      <text:p text:style-name="P27"><text:span text:style-name="T99"><text:s text:c="2"/></text:span><text:span text:style-name="T100">&lt;/</text:span><text:span text:style-name="T101">properties</text:span><text:span text:style-name="T102">&gt;</text:span><text:span text:style-name="T103"/></text:p>
      <text:p text:style-name="P27"><text:span text:style-name="T103"/></text:p>
      <text:p text:style-name="P27"><text:span text:style-name="T104"><text:s text:c="2"/></text:span><text:span text:style-name="T105">&lt;</text:span><text:span text:style-name="T106">dependencies</text:span><text:span text:style-name="T107">&gt;</text:span><text:span text:style-name="T108"/></text:p>
      <text:p text:style-name="P27"><text:span text:style-name="T109"><text:s text:c="4"/></text:span><text:span text:style-name="T110">&lt;</text:span><text:span text:style-name="T111">dependency</text:span><text:span text:style-name="T112">&gt;</text:span><text:span text:style-name="T113"/></text:p>
      <text:p text:style-name="P27"><text:span text:style-name="T114"><text:s text:c="6"/></text:span><text:span text:style-name="T115">&lt;</text:span><text:span text:style-name="T116">groupId</text:span><text:span text:style-name="T117">&gt;</text:span><text:span text:style-name="T118">junit</text:span><text:span text:style-name="T119">&lt;/</text:span><text:span text:style-name="T120">groupId</text:span><text:span text:style-name="T121">&gt;</text:span><text:span text:style-name="T122"/></text:p>
      <text:p text:style-name="P27"><text:span text:style-name="T123"><text:s text:c="6"/></text:span><text:span text:style-name="T124">&lt;</text:span><text:span text:style-name="T125">artifactId</text:span><text:span text:style-name="T126">&gt;</text:span><text:span text:style-name="T127">junit</text:span><text:span text:style-name="T128">&lt;/</text:span><text:span text:style-name="T129">artifactId</text:span><text:span text:style-name="T130">&gt;</text:span><text:span text:style-name="T131"/></text:p>
      <text:p text:style-name="P27"><text:span text:style-name="T132"><text:s text:c="6"/></text:span><text:span text:style-name="T133">&lt;</text:span><text:span text:style-name="T134">version</text:span><text:span text:style-name="T135">&gt;</text:span><text:span text:style-name="T136">3.8.1</text:span><text:span text:style-name="T137">&lt;/</text:span><text:span text:style-name="T138">version</text:span><text:span text:style-name="T139">&gt;</text:span><text:span text:style-name="T140"/></text:p>
      <text:p text:style-name="P27"><text:span text:style-name="T141"><text:s text:c="6"/></text:span><text:span text:style-name="T142">&lt;</text:span><text:span text:style-name="T143">scope</text:span><text:span text:style-name="T144">&gt;</text:span><text:span text:style-name="T145">test</text:span><text:span text:style-name="T146">&lt;/</text:span><text:span text:style-name="T147">scope</text:span><text:span text:style-name="T148">&gt;</text:span><text:span text:style-name="T149"/></text:p>
      <text:p text:style-name="P27"><text:span text:style-name="T150"><text:s text:c="4"/></text:span><text:span text:style-name="T151">&lt;/</text:span><text:span text:style-name="T152">dependency</text:span><text:span text:style-name="T153">&gt;</text:span><text:span text:style-name="T154"/></text:p>
      <text:p text:style-name="P27"><text:span text:style-name="T155"><text:s text:c="4"/></text:span><text:span text:style-name="T156">&lt;!--<text:s/></text:span><text:a xlink:href="https://mvnrepository.com/artifact/org.seleniumhq.selenium/selenium-java"><text:span text:style-name="T157">https://mvnrepository.com/artifact/org.seleniumhq.selenium/selenium-java</text:span></text:a><text:span text:style-name="T158"><text:s/>--&gt;</text:span><text:span text:style-name="T159"/></text:p>
      <text:p text:style-name="P27"><text:span text:style-name="T160">&lt;</text:span><text:span text:style-name="T161">dependency</text:span><text:span text:style-name="T162">&gt;</text:span><text:span text:style-name="T163"/></text:p>
      <text:p text:style-name="P27"><text:span text:style-name="T164"><text:s text:c="4"/></text:span><text:span text:style-name="T165">&lt;</text:span><text:span text:style-name="T166">groupId</text:span><text:span text:style-name="T167">&gt;</text:span><text:span text:style-name="T168">org.seleniumhq.selenium</text:span><text:span text:style-name="T169">&lt;/</text:span><text:span text:style-name="T170">groupId</text:span><text:span text:style-name="T171">&gt;</text:span><text:span text:style-name="T172"/></text:p>
      <text:p text:style-name="P27"><text:span text:style-name="T173"><text:s text:c="4"/></text:span><text:span text:style-name="T174">&lt;</text:span><text:span text:style-name="T175">artifactId</text:span><text:span text:style-name="T176">&gt;</text:span><text:span text:style-name="T177">selenium-java</text:span><text:span text:style-name="T178">&lt;/</text:span><text:span text:style-name="T179">artifactId</text:span><text:span text:style-name="T180">&gt;</text:span><text:span text:style-name="T181"/></text:p>
      <text:p text:style-name="P27"><text:span text:style-name="T182"><text:s text:c="4"/></text:span><text:span text:style-name="T183">&lt;</text:span><text:span text:style-name="T184">version</text:span><text:span text:style-name="T185">&gt;</text:span><text:span text:style-name="T186">3.14.0</text:span><text:span text:style-name="T187">&lt;/</text:span><text:span text:style-name="T188">version</text:span><text:span text:style-name="T189">&gt;</text:span><text:span text:style-name="T190"/></text:p>
      <text:p text:style-name="P27"><text:span text:style-name="T191">&lt;/</text:span><text:span text:style-name="T192">dependency</text:span><text:span text:style-name="T193">&gt;</text:span><text:span text:style-name="T194"/></text:p>
      <text:p text:style-name="P27"><text:span text:style-name="T195">&lt;!--<text:s/></text:span><text:a xlink:href="https://mvnrepository.com/artifact/io.github.bonigarcia/webdrivermanager"><text:span text:style-name="T196">https://mvnrepository.com/artifact/io.github.bonigarcia/webdrivermanager</text:span></text:a><text:span text:style-name="T197"><text:s/>--&gt;</text:span><text:span text:style-name="T198"/></text:p>
      <text:p text:style-name="P27"><text:span text:style-name="T199">&lt;</text:span><text:span text:style-name="T200">dependency</text:span><text:span text:style-name="T201">&gt;</text:span><text:span text:style-name="T202"/></text:p>
      <text:p text:style-name="P27"><text:span text:style-name="T203"><text:s text:c="4"/></text:span><text:span text:style-name="T204">&lt;</text:span><text:span text:style-name="T205">groupId</text:span><text:span text:style-name="T206">&gt;</text:span><text:span text:style-name="T207">io.github.bonigarcia</text:span><text:span text:style-name="T208">&lt;/</text:span><text:span text:style-name="T209">groupId</text:span><text:span text:style-name="T210">&gt;</text:span><text:span text:style-name="T211"/></text:p>
      <text:p text:style-name="P27"><text:span text:style-name="T212"><text:s text:c="4"/></text:span><text:span text:style-name="T213">&lt;</text:span><text:span text:style-name="T214">artifactId</text:span><text:span text:style-name="T215">&gt;</text:span><text:span text:style-name="T216">webdrivermanager</text:span><text:span text:style-name="T217">&lt;/</text:span><text:span text:style-name="T218">artifactId</text:span><text:span text:style-name="T219">&gt;</text:span><text:span text:style-name="T220"/></text:p>
      <text:p text:style-name="P27"><text:span text:style-name="T221"><text:s text:c="4"/></text:span><text:span text:style-name="T222">&lt;</text:span><text:span text:style-name="T223">version</text:span><text:span text:style-name="T224">&gt;</text:span><text:span text:style-name="T225">5.0.3</text:span><text:span text:style-name="T226">&lt;/</text:span><text:span text:style-name="T227">version</text:span><text:span text:style-name="T228">&gt;</text:span><text:span text:style-name="T229"/></text:p>
      <text:p text:style-name="P27"><text:span text:style-name="T230">&lt;/</text:span><text:span text:style-name="T231">dependency</text:span><text:span text:style-name="T232">&gt;</text:span><text:span text:style-name="T233"/></text:p>
      <text:p text:style-name="P27"><text:span text:style-name="T234"><text:s text:c="2"/></text:span><text:span text:style-name="T235">&lt;/</text:span><text:span text:style-name="T236">dependencies</text:span><text:span text:style-name="T237">&gt;</text:span><text:span text:style-name="T238"/></text:p>
      <text:p text:style-name="P27"><text:span text:style-name="T239"><text:s/></text:span><text:span text:style-name="T240"/></text:p>
      <text:p text:style-name="P27"><text:span text:style-name="T241">&lt;/</text:span><text:span text:style-name="T242">project</text:span><text:span text:style-name="T243">&gt;</text:span></text:p>
      <text:p text:style-name="P27"><text:span text:style-name="T243"/></text:p>
      <text:p text:style-name="P28"><draw:frame text:anchor-type="as-char" svg:width="152.40mm" svg:height="82.97mm" style:rel-width="scale" style:rel-height="scale"><draw:object-ole xlink:href="OleObj14"/><draw:image xlink:href="ObjectReplacements/OleObj14"/></draw:frame><text:span text:style-name="T244"/></text:p>
      <text:p text:style-name="P29"><text:span text:style-name="T244"/></text:p>
      <text:p text:style-name="P30"><draw:frame text:anchor-type="as-char" svg:width="99.48mm" svg:height="12.28mm" style:rel-width="scale" style:rel-height="scale"><draw:object-ole xlink:href="OleObj15"/><draw:image xlink:href="ObjectReplacements/OleObj15"/></draw:frame><text:span text:style-name="T245"/></text:p>
      <text:p text:style-name="P31"><text:span text:style-name="T246"/></text:p>
      <text:p text:style-name="P31"><text:span text:style-name="T246"/></text:p>
      <text:p text:style-name="P31"><text:span text:style-name="T2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